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/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/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/>
    <style:style style:name="ce3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ce11"/>
        <table:table-column table:style-name="co1" table:default-cell-style-name="ce12"/>
        <table:table-column table:style-name="co1" table:default-cell-style-name="ce14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6"/>
        <table:table-column table:style-name="co1" table:default-cell-style-name="ce29"/>
        <table:table-column table:style-name="co1" table:default-cell-style-name="ce31"/>
        <table:table-row table:style-name="ro1">
          <table:table-cell office:value-type="string" calcext:value-type="string">
            <text:p>milestone_1</text:p>
          </table:table-cell>
          <table:table-cell table:style-name="ce2" office:value-type="string" calcext:value-type="string">
            <text:p>milestone_2</text:p>
          </table:table-cell>
          <table:table-cell table:style-name="ce2" office:value-type="string" calcext:value-type="string">
            <text:p>milestone_3</text:p>
          </table:table-cell>
          <table:table-cell table:style-name="ce2" office:value-type="string" calcext:value-type="string">
            <text:p>milestone_4</text:p>
          </table:table-cell>
          <table:table-cell table:style-name="ce2" office:value-type="string" calcext:value-type="string">
            <text:p>milestone_5</text:p>
          </table:table-cell>
          <table:table-cell table:style-name="ce2" office:value-type="string" calcext:value-type="string">
            <text:p>milestone_6</text:p>
          </table:table-cell>
          <table:table-cell table:style-name="ce2" office:value-type="string" calcext:value-type="string">
            <text:p>milestone_7</text:p>
          </table:table-cell>
          <table:table-cell table:style-name="ce2" office:value-type="string" calcext:value-type="string">
            <text:p>milestone_8</text:p>
          </table:table-cell>
          <table:table-cell table:style-name="ce2" office:value-type="string" calcext:value-type="string">
            <text:p>milestone_9</text:p>
          </table:table-cell>
          <table:table-cell table:style-name="ce2" office:value-type="string" calcext:value-type="string">
            <text:p>milestone_10</text:p>
          </table:table-cell>
          <table:table-cell table:style-name="ce2" office:value-type="string" calcext:value-type="string">
            <text:p>milestone_11</text:p>
          </table:table-cell>
          <table:table-cell table:style-name="ce2" office:value-type="string" calcext:value-type="string">
            <text:p>milestone_1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formula="of:=1-[.A2]" office:value-type="float" office:value="0" calcext:value-type="float">
            <text:p>0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6" table:formula="of:=1-[.A3]" office:value-type="float" office:value="0.0499999999999999" calcext:value-type="float">
            <text:p>0.05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7"/>
          <table:table-cell table:style-name="ce30"/>
          <table:table-cell table:style-name="ce32"/>
        </table:table-row>
        <table:table-row table:style-name="ro1">
          <table:table-cell table:style-name="ce4" office:value-type="float" office:value="0.9" calcext:value-type="float">
            <text:p>0.9</text:p>
          </table:table-cell>
          <table:table-cell table:style-name="ce7" table:formula="of:=1-[.A4]" office:value-type="float" office:value="0.0999999999999999" calcext:value-type="float">
            <text:p>0.1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7"/>
          <table:table-cell table:style-name="ce30"/>
          <table:table-cell table:style-name="ce32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7" table:formula="of:=1-[.A5]" office:value-type="float" office:value="0.15" calcext:value-type="float">
            <text:p>0.15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7"/>
          <table:table-cell table:style-name="ce30"/>
          <table:table-cell table:style-name="ce32"/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7" table:formula="of:=1-[.A6]" office:value-type="float" office:value="0.2" calcext:value-type="float">
            <text:p>0.2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7"/>
          <table:table-cell table:style-name="ce30"/>
          <table:table-cell table:style-name="ce3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7" table:formula="of:=1-[.A7]" office:value-type="float" office:value="0.25" calcext:value-type="float">
            <text:p>0.25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7"/>
          <table:table-cell table:style-name="ce30"/>
          <table:table-cell table:style-name="ce32"/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7" table:formula="of:=1-[.A8]" office:value-type="float" office:value="0.3" calcext:value-type="float">
            <text:p>0.3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7"/>
          <table:table-cell table:style-name="ce30"/>
          <table:table-cell table:style-name="ce32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" table:formula="of:=1-[.A9]" office:value-type="float" office:value="0.35" calcext:value-type="float">
            <text:p>0.35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7"/>
          <table:table-cell table:style-name="ce30"/>
          <table:table-cell table:style-name="ce32"/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7" table:formula="of:=1-[.A10]" office:value-type="float" office:value="0.4" calcext:value-type="float">
            <text:p>0.4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7"/>
          <table:table-cell table:style-name="ce30"/>
          <table:table-cell table:style-name="ce32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7" table:formula="of:=1-[.A11]" office:value-type="float" office:value="0.45" calcext:value-type="float">
            <text:p>0.45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7"/>
          <table:table-cell table:style-name="ce30"/>
          <table:table-cell table:style-name="ce32"/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style-name="ce7" table:formula="of:=1-[.A12]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7" table:formula="of:=1-[.A13]" office:value-type="float" office:value="0.55" calcext:value-type="float">
            <text:p>0.55</text:p>
          </table:table-cell>
          <table:table-cell table:number-columns-repeated="10"/>
        </table:table-row>
        <table:table-row table:style-name="ro1">
          <table:table-cell table:style-name="ce4" office:value-type="float" office:value="0.4" calcext:value-type="float">
            <text:p>0.4</text:p>
          </table:table-cell>
          <table:table-cell table:style-name="ce7" table:formula="of:=1-[.A14]"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style-name="ce7" table:formula="of:=1-[.A15]" office:value-type="float" office:value="0.65" calcext:value-type="float">
            <text:p>0.65</text:p>
          </table:table-cell>
          <table:table-cell table:number-columns-repeated="10"/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style-name="ce7" table:formula="of:=1-[.A16]" office:value-type="float" office:value="0.7" calcext:value-type="float">
            <text:p>0.7</text:p>
          </table:table-cell>
          <table:table-cell table:number-columns-repeated="10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7" table:formula="of:=1-[.A17]"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7" table:formula="of:=1-[.A18]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7" table:formula="of:=1-[.A19]" office:value-type="float" office:value="0.85" calcext:value-type="float">
            <text:p>0.85</text:p>
          </table:table-cell>
          <table:table-cell table:number-columns-repeated="10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7" table:formula="of:=1-[.A20]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7" table:formula="of:=1-[.A21]"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999999999999999" calcext:value-type="float">
            <text:p>0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0499999999999999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office:value-type="float" office:value="0.0999999999999999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5"/>
          <table:table-cell table:style-name="ce28"/>
          <table:table-cell table:number-columns-repeated="2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3"/>
          <table:table-cell table:style-name="ce25"/>
          <table:table-cell table:style-name="ce28"/>
          <table:table-cell table:number-columns-repeated="2"/>
        </table:table-row>
        <table:table-row table:style-name="ro1" table:number-rows-repeated="12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104849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cells.A1:cells.L1 cells.A3:cells.A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4:cells.B1048576 cells.B3:cells.B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3:cells.C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2:cells.D104857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82:cells.E1048576 cells.E2:cells.E23 cells.E27:cells.E61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F2:cells.F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2:cells.G104857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7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70:cells.I1048576 cells.I2:cells.I4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70:cells.J1048576 cells.J2:cells.J4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C2:cells.C2 cells.A4:cells.A4 cells.A6:cells.A6 cells.A8:cells.A8 cells.A10:cells.A10 cells.A12:cells.A12 cells.A14:cells.A14 cells.A16:cells.A16 cells.A18:cells.A18 cells.A20:cells.A20 cells.A22:cells.A22 cells.B3:cells.B2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B2:cells.B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A2:cells.A2 cells.A4:cells.A4 cells.A6:cells.A6 cells.A8:cells.A8 cells.A10:cells.A10 cells.A12:cells.A12 cells.A14:cells.A14 cells.A16:cells.A16 cells.A18:cells.A18 cells.A20:cells.A20 cells.A22:cells.A22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E24:cells.E2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I47:cells.I69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J47:cells.J69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0:09:51.088128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0:10:14.066770244</dc:date>
    <dc:creator>Robrecht Cannoodt</dc:creator>
    <meta:editing-duration>PT3H28M17S</meta:editing-duration>
    <meta:editing-cycles>18</meta:editing-cycles>
    <meta:document-statistic meta:table-count="2" meta:cell-count="145" meta:object-count="0"/>
  </office:meta>
</office:document-meta>
</file>